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95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954cm" svg:x="1.4cm" svg:y="1.778cm" presentation:class="subtitle" presentation:user-transformed="true">
          <draw:text-box>
            <text:p><text:span text:style-name="T1">CHALIKI</text:span></text:p>
            <text:p/>
            <text:p>a desktop Scripture browser</text:p>
            <text:p/>
            <text:p>powered by Proskomm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lectron boilerplate</text:p>
              </text:list-item>
              <text:list-item>
                <text:p>React with</text:p>
                <text:list>
                  <text:list-item>
                    <text:p>Functional components</text:p>
                  </text:list-item>
                  <text:list-item>
                    <text:p>useEffect for async queries</text:p>
                  </text:list-item>
                  <text:list-item>
                    <text:p>prop threading</text:p>
                  </text:list-item>
                  <text:list-item>
                    <text:p>Material 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ad all content at startup</text:p>
              </text:list-item>
              <text:list-item>
                <text:p>Shared navigation state</text:p>
              </text:list-item>
              <text:list-item>
                <text:p>One tab per experiment sharing common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S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4 translations (817 books)</text:p>
              </text:list-item>
              <text:list-item>
                <text:p>Loading from Proskomma JSON</text:p>
                <text:list>
                  <text:list-item>
                    <text:p><text:s/>483 Mb unpacked for 14 translations</text:p>
                  </text:list-item>
                  <text:list-item>
                    <text:p>338 Mb unpacked for 4 uW translations</text:p>
                  </text:list-item>
                  <text:list-item>
                    <text:p>45 Mb for 4 uW translations in zip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Sets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ad via mutations – async</text:p>
              </text:list-item>
              <text:list-item>
                <text:p>Allow manual load/unload</text:p>
              </text:list-item>
              <text:list-item>
                <text:p>Support loading from remote data 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row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elligent navigation</text:p>
              </text:list-item>
              <text:list-item>
                <text:p>Verse view</text:p>
              </text:list-item>
              <text:list-item>
                <text:p>Chapter view, with paragraph styles</text:p>
              </text:list-item>
              <text:list-item>
                <text:p>Block view, with paragraphs</text:p>
              </text:list-item>
              <text:list-item>
                <text:p>Clickable verse numb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rowse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nder all formatting (\nd, \add…)</text:p>
              </text:list-item>
              <text:list-item>
                <text:p>Optionally render grafts</text:p>
              </text:list-item>
              <text:list-item>
                <text:p>Explore “click on word’ function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ultiple terms with and/or logic</text:p>
              </text:list-item>
              <text:list-item>
                <text:p>Each term is a regex</text:p>
              </text:list-item>
              <text:list-item>
                <text:p>Search time close to linear regardless of number of terms specified or found</text:p>
              </text:list-item>
              <text:list-item>
                <text:p>Pagination of results (reduces React overhead, still fetches all resul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arch on exact term (already in graph)</text:p>
              </text:list-item>
              <text:list-item>
                <text:p>Fetch one book at a time</text:p>
              </text:list-item>
              <text:list-item>
                <text:p>Search on lemma, source word…</text:p>
              </text:list-item>
              <text:list-item>
                <text:p>Would be faster in Go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erse Mapp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nds equivalent verse content regardless of different BCV in different translations</text:p>
              </text:list-item>
              <text:list-item>
                <text:p>Handles most scenarios – one known, unhandled edge case</text:p>
              </text:list-item>
              <text:list-item>
                <text:p>Requires versification for all included transl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erse Mapping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x edge cases</text:p>
              </text:list-item>
              <text:list-item>
                <text:p>Alignment across verse mapping</text:p>
                <text:list>
                  <text:list-item>
                    <text:p>Currently no translations with both versification information and uW alignment data</text:p>
                  </text:list-item>
                </text:list>
              </text:list-item>
              <text:list-item>
                <text:p>Expose local BCV for mapped translations (needs to get past GraphQL typ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4:21:46.363989732</meta:creation-date>
    <dc:date>2021-04-15T14:44:45.361342233</dc:date>
    <meta:editing-duration>PT3M38S</meta:editing-duration>
    <meta:editing-cycles>2</meta:editing-cycles>
    <meta:generator>LibreOffice/6.4.6.2$Linux_X86_64 LibreOffice_project/40$Build-2</meta:generator>
    <meta:document-statistic meta:object-count="64"/>
  </office:meta>
</office:document-meta>
</file>